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Times New Roman" fo:font-size="14pt" officeooo:rsid="00103cb7" officeooo:paragraph-rsid="00103cb7" style:font-size-asian="12.25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Times New Roman" fo:font-size="14pt" officeooo:rsid="00103cb7" officeooo:paragraph-rsid="00145d7b" style:font-size-asian="12.25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Times New Roman" fo:font-size="14pt" officeooo:rsid="000ef1c1" officeooo:paragraph-rsid="000ef1c1" style:font-size-asian="12.25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Times New Roman" fo:font-size="14pt" officeooo:rsid="000fab20" officeooo:paragraph-rsid="000fab20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Times New Roman" fo:font-size="14pt" officeooo:rsid="001509cc" officeooo:paragraph-rsid="001509cc" style:font-size-asian="12.25pt" style:font-size-complex="14pt"/>
    </style:style>
    <style:style style:name="P6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/>
      <style:text-properties style:font-name="Times New Roman" fo:font-size="14pt" officeooo:rsid="000f17dc" officeooo:paragraph-rsid="000f17dc" style:font-size-asian="12.25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Times New Roman" fo:font-size="14pt" officeooo:rsid="001509cc" officeooo:paragraph-rsid="001509cc" style:font-size-asian="12.25pt" style:font-size-complex="14pt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Times New Roman" fo:font-size="14pt" officeooo:rsid="001509cc" officeooo:paragraph-rsid="001509cc" style:font-size-asian="12.25pt" style:font-size-complex="14pt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Times New Roman" fo:font-size="14pt" officeooo:rsid="00182a5f" officeooo:paragraph-rsid="00182a5f" style:font-size-asian="12.25pt" style:font-size-complex="14pt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Times New Roman" fo:font-size="14pt" officeooo:rsid="00132e47" officeooo:paragraph-rsid="001b31be" style:font-size-asian="12.25pt" style:font-size-complex="14pt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style:font-name="Times New Roman" fo:font-size="14pt" officeooo:rsid="001b31be" officeooo:paragraph-rsid="001b31be" style:font-size-asian="12.25pt" style:font-size-complex="14pt"/>
    </style:style>
    <style:style style:name="P12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/>
      <style:text-properties style:font-name="Times New Roman" fo:font-size="14pt" officeooo:rsid="00182a5f" officeooo:paragraph-rsid="00182a5f" style:font-size-asian="12.25pt" style:font-size-complex="14pt"/>
    </style:style>
    <style:style style:name="T1" style:family="text">
      <style:text-properties officeooo:rsid="000f17dc"/>
    </style:style>
    <style:style style:name="T2" style:family="text">
      <style:text-properties officeooo:rsid="00103cb7"/>
    </style:style>
    <style:style style:name="T3" style:family="text">
      <style:text-properties officeooo:rsid="00145d7b"/>
    </style:style>
    <style:style style:name="T4" style:family="text">
      <style:text-properties officeooo:rsid="00174ca2"/>
    </style:style>
    <style:style style:name="T5" style:family="text">
      <style:text-properties officeooo:rsid="001a0b86"/>
    </style:style>
    <style:style style:name="T6" style:family="text">
      <style:text-properties officeooo:rsid="0014ec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Начало написания тезисов 11.03.2017</text:p>
      <text:p text:style-name="P3">Без понимания куда и как мы двигаемся <text:span text:style-name="T1">невозможно построить справедливого общества. На эти вопросы отвечает концепция жизнеустройства.</text:span></text:p>
      <text:p text:style-name="P4"><text:span text:style-name="T3">В обществе доминируют</text:span> библейские стереотипы. Но для эффективного преобразования общества от нынешнего состояния к идеалу необходимо выразить и на государственном уровне принять <text:span text:style-name="T3">документы в которых будут выражены идеалы справедливого общества, а так же методы достижения.</text:span></text:p>
      <text:p text:style-name="P4">В ДНР на многих бигбордах написано, что мы строим справедливое общество свободных и равных людей. Не обходимо определится что же такое справедливость и <text:span text:style-name="T2">свобода</text:span>.</text:p>
      <text:p text:style-name="P1">При обсуждении вопроса справедливости не обойти вопрос эксплуатации человека человеком. При обсуждении вопроса свободы не обойти вопрос совести.</text:p>
      <text:p text:style-name="P2">Надо обсудить вопрос образования, физического здоровья людей. Это то, что формирует человека. А к чему же он должен стремится? Отсутствие эксплуатации человека человеком это только лишь метод. Для того, что бы выстроить адекватную систему образования необходимо знать какого человека мы хотим воспитать. И в этих вопросах не обойти вопрос КОБ. Т.е. необходимо указать кто такой ЧЕЛОВЕК!</text:p>
      <text:p text:style-name="P5">Необходимо обсудить следующие вопросы:</text:p>
      <text:p text:style-name="P5">- проанализировать историю России с точки зрения организации управления государством;</text:p>
      <text:p text:style-name="P5">- проанализировать отечественную систему образования;</text:p>
      <text:p text:style-name="P5">- отношение к физической культуре;</text:p>
      <text:p text:style-name="P5">- организация экономической системы;</text:p>
      <text:p text:style-name="P5">- организация банковской системы;</text:p>
      <text:p text:style-name="P5">- бюрократия и её истоки;</text:p>
      <text:p text:style-name="P5">- платное образование и медицина;</text:p>
      <text:p text:style-name="P5">- свободное время граждан;</text:p>
      <text:p text:style-name="P5">- <text:span text:style-name="T5">заработная плата руководства;</text:span></text:p>
      <text:p text:style-name="P7"><text:soft-page-break/><text:tab/>- <text:span text:style-name="T4">отношение к русскому государству и государственности.</text:span></text:p>
      <text:p text:style-name="P12">Документ необходимо составить в двух вариантах. Развёрнутый и краткий (до 3-х страниц). </text:p>
      <text:p text:style-name="P9"/>
      <text:p text:style-name="P11">Ниже разные мысли. Пока не систематизированные</text:p>
      <text:p text:style-name="P10"><text:span text:style-name="T6">Необходимо использовать весь положительный опыт наших предков для развития нашего общества. Для недопущения тупикового пути развития общества необходимо выявить и определить порочные тенденции нашего обществ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21:46:01.581704950</meta:creation-date>
    <dc:date>2017-03-17T10:00:52.120616991</dc:date>
    <meta:editing-duration>PT1H34M46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2" meta:paragraph-count="20" meta:word-count="254" meta:character-count="1921" meta:non-whitespace-character-count="1685"/>
  </office:meta>
</office:document-meta>
</file>